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352.26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105.19pt"/>
    </style:style>
    <style:style style:name="co8" style:family="table-column">
      <style:table-column-properties fo:break-before="auto" style:column-width="150.01pt"/>
    </style:style>
    <style:style style:name="co9" style:family="table-column">
      <style:table-column-properties fo:break-before="auto" style:column-width="58.11pt"/>
    </style:style>
    <style:style style:name="co10" style:family="table-column">
      <style:table-column-properties fo:break-before="auto" style:column-width="56.5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_IAA_PreAlphaSources-2018-08-10T0420-DataHuntHighligh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ticle_num</text:p>
          </table:table-cell>
          <table:table-cell office:value-type="string" calcext:value-type="string">
            <text:p>article_sha256</text:p>
          </table:table-cell>
          <table:table-cell office:value-type="string" calcext:value-type="string">
            <text:p>question_Number</text:p>
          </table:table-cell>
          <table:table-cell office:value-type="string" calcext:value-type="string">
            <text:p>agreed_Answer</text:p>
          </table:table-cell>
          <table:table-cell office:value-type="string" calcext:value-type="string">
            <text:p>coding_Score</text:p>
          </table:table-cell>
          <table:table-cell office:value-type="string" calcext:value-type="string">
            <text:p>highlighted_indices</text:p>
          </table:table-cell>
          <table:table-cell office:value-type="string" calcext:value-type="string">
            <text:p>alpha_unitizing_score</text:p>
          </table:table-cell>
          <table:table-cell office:value-type="string" calcext:value-type="string">
            <text:p>alpha_unitizing_score_inclusive</text:p>
          </table:table-cell>
          <table:table-cell office:value-type="string" calcext:value-type="string">
            <text:p>agreement_score</text:p>
          </table:table-cell>
          <table:table-cell office:value-type="string" calcext:value-type="string">
            <text:p>num_users</text:p>
          </table:table-cell>
          <table:table-cell office:value-type="string" calcext:value-type="string">
            <text:p>target_text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d6de61b16c3ade370a26e2c410c884184c1272615b2be897518a54592c00c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d6de61b16c3ade370a26e2c410c884184c1272615b2be897518a54592c00c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d6de61b16c3ade370a26e2c410c884184c1272615b2be897518a54592c00c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d6de61b16c3ade370a26e2c410c884184c1272615b2be897518a54592c00c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d6de61b16c3ade370a26e2c410c884184c1272615b2be897518a54592c00c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d6de61b16c3ade370a26e2c410c884184c1272615b2be897518a54592c00c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d6de61b16c3ade370a26e2c410c884184c1272615b2be897518a54592c00c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d6de61b16c3ade370a26e2c410c884184c1272615b2be897518a54592c00c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d6de61b16c3ade370a26e2c410c884184c1272615b2be897518a54592c00c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d6de61b16c3ade370a26e2c410c884184c1272615b2be897518a54592c00c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d6de61b16c3ade370a26e2c410c884184c1272615b2be897518a54592c00c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d6de61b16c3ade370a26e2c410c884184c1272615b2be897518a54592c00c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d6de61b16c3ade370a26e2c410c884184c1272615b2be897518a54592c00c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d6de61b16c3ade370a26e2c410c884184c1272615b2be897518a54592c00c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d6de61b16c3ade370a26e2c410c884184c1272615b2be897518a54592c00c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d6de61b16c3ade370a26e2c410c884184c1272615b2be897518a54592c00c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3b1f433b349070805f603e74f06a6dcbadd3e53a9f3f6dd20357dba130244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3b1f433b349070805f603e74f06a6dcbadd3e53a9f3f6dd20357dba130244b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3b1f433b349070805f603e74f06a6dcbadd3e53a9f3f6dd20357dba130244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3b1f433b349070805f603e74f06a6dcbadd3e53a9f3f6dd20357dba130244b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3b1f433b349070805f603e74f06a6dcbadd3e53a9f3f6dd20357dba130244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3b1f433b349070805f603e74f06a6dcbadd3e53a9f3f6dd20357dba130244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3b1f433b349070805f603e74f06a6dcbadd3e53a9f3f6dd20357dba130244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3b1f433b349070805f603e74f06a6dcbadd3e53a9f3f6dd20357dba130244b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3b1f433b349070805f603e74f06a6dcbadd3e53a9f3f6dd20357dba130244b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3b1f433b349070805f603e74f06a6dcbadd3e53a9f3f6dd20357dba130244bc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3b1f433b349070805f603e74f06a6dcbadd3e53a9f3f6dd20357dba130244b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3b1f433b349070805f603e74f06a6dcbadd3e53a9f3f6dd20357dba130244b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3b1f433b349070805f603e74f06a6dcbadd3e53a9f3f6dd20357dba130244b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3b1f433b349070805f603e74f06a6dcbadd3e53a9f3f6dd20357dba130244b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3b1f433b349070805f603e74f06a6dcbadd3e53a9f3f6dd20357dba130244b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3b1f433b349070805f603e74f06a6dcbadd3e53a9f3f6dd20357dba130244bc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46542840267816" calcext:value-type="float">
            <text:p>0.946542840267816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946542840267816" calcext:value-type="float">
            <text:p>0.9465428402678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639f9da102e0b9840f3d6b019739e555711c757acd383f4a9046d093a44923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639f9da102e0b9840f3d6b019739e555711c757acd383f4a9046d093a44923d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639f9da102e0b9840f3d6b019739e555711c757acd383f4a9046d093a44923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639f9da102e0b9840f3d6b019739e555711c757acd383f4a9046d093a44923d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639f9da102e0b9840f3d6b019739e555711c757acd383f4a9046d093a44923d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639f9da102e0b9840f3d6b019739e555711c757acd383f4a9046d093a44923d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639f9da102e0b9840f3d6b019739e555711c757acd383f4a9046d093a44923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639f9da102e0b9840f3d6b019739e555711c757acd383f4a9046d093a44923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639f9da102e0b9840f3d6b019739e555711c757acd383f4a9046d093a44923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639f9da102e0b9840f3d6b019739e555711c757acd383f4a9046d093a44923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639f9da102e0b9840f3d6b019739e555711c757acd383f4a9046d093a44923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639f9da102e0b9840f3d6b019739e555711c757acd383f4a9046d093a44923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639f9da102e0b9840f3d6b019739e555711c757acd383f4a9046d093a44923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639f9da102e0b9840f3d6b019739e555711c757acd383f4a9046d093a44923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639f9da102e0b9840f3d6b019739e555711c757acd383f4a9046d093a44923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639f9da102e0b9840f3d6b019739e555711c757acd383f4a9046d093a44923d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50148031543288" calcext:value-type="float">
            <text:p>0.950148031543288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950148031543288" calcext:value-type="float">
            <text:p>0.950148031543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9b9030e7254ff2c88d4b22763f3893d83d65944a9d64e6936f5513f3bbefe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9b9030e7254ff2c88d4b22763f3893d83d65944a9d64e6936f5513f3bbefe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9b9030e7254ff2c88d4b22763f3893d83d65944a9d64e6936f5513f3bbefe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9b9030e7254ff2c88d4b22763f3893d83d65944a9d64e6936f5513f3bbefe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9b9030e7254ff2c88d4b22763f3893d83d65944a9d64e6936f5513f3bbefe2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9b9030e7254ff2c88d4b22763f3893d83d65944a9d64e6936f5513f3bbefe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9b9030e7254ff2c88d4b22763f3893d83d65944a9d64e6936f5513f3bbefe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9b9030e7254ff2c88d4b22763f3893d83d65944a9d64e6936f5513f3bbefe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9b9030e7254ff2c88d4b22763f3893d83d65944a9d64e6936f5513f3bbefe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9b9030e7254ff2c88d4b22763f3893d83d65944a9d64e6936f5513f3bbefe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9b9030e7254ff2c88d4b22763f3893d83d65944a9d64e6936f5513f3bbefe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9b9030e7254ff2c88d4b22763f3893d83d65944a9d64e6936f5513f3bbefe2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9b9030e7254ff2c88d4b22763f3893d83d65944a9d64e6936f5513f3bbefe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9b9030e7254ff2c88d4b22763f3893d83d65944a9d64e6936f5513f3bbefe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9b9030e7254ff2c88d4b22763f3893d83d65944a9d64e6936f5513f3bbefe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9b9030e7254ff2c88d4b22763f3893d83d65944a9d64e6936f5513f3bbefe2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27292088878177" calcext:value-type="float">
            <text:p>0.927292088878177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927292088878177" calcext:value-type="float">
            <text:p>0.9272920888781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3ab388528c6115f1d85529f203b533fb84143f467acfc31d289bdc58c08d49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3ab388528c6115f1d85529f203b533fb84143f467acfc31d289bdc58c08d49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3ab388528c6115f1d85529f203b533fb84143f467acfc31d289bdc58c08d49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3ab388528c6115f1d85529f203b533fb84143f467acfc31d289bdc58c08d49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3ab388528c6115f1d85529f203b533fb84143f467acfc31d289bdc58c08d49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3ab388528c6115f1d85529f203b533fb84143f467acfc31d289bdc58c08d49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3ab388528c6115f1d85529f203b533fb84143f467acfc31d289bdc58c08d49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3ab388528c6115f1d85529f203b533fb84143f467acfc31d289bdc58c08d49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3ab388528c6115f1d85529f203b533fb84143f467acfc31d289bdc58c08d49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3ab388528c6115f1d85529f203b533fb84143f467acfc31d289bdc58c08d49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3ab388528c6115f1d85529f203b533fb84143f467acfc31d289bdc58c08d49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3ab388528c6115f1d85529f203b533fb84143f467acfc31d289bdc58c08d49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3ab388528c6115f1d85529f203b533fb84143f467acfc31d289bdc58c08d49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3ab388528c6115f1d85529f203b533fb84143f467acfc31d289bdc58c08d49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3ab388528c6115f1d85529f203b533fb84143f467acfc31d289bdc58c08d49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3ab388528c6115f1d85529f203b533fb84143f467acfc31d289bdc58c08d49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934215041829064" calcext:value-type="float">
            <text:p>0.934215041829064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.467107520914532" calcext:value-type="float">
            <text:p>0.467107520914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35844f62ee12d09c0450281624c89e2533bbb621f23dd1b7062a6ee26ae2b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35844f62ee12d09c0450281624c89e2533bbb621f23dd1b7062a6ee26ae2b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35844f62ee12d09c0450281624c89e2533bbb621f23dd1b7062a6ee26ae2b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35844f62ee12d09c0450281624c89e2533bbb621f23dd1b7062a6ee26ae2b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35844f62ee12d09c0450281624c89e2533bbb621f23dd1b7062a6ee26ae2b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35844f62ee12d09c0450281624c89e2533bbb621f23dd1b7062a6ee26ae2b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35844f62ee12d09c0450281624c89e2533bbb621f23dd1b7062a6ee26ae2b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35844f62ee12d09c0450281624c89e2533bbb621f23dd1b7062a6ee26ae2b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35844f62ee12d09c0450281624c89e2533bbb621f23dd1b7062a6ee26ae2b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35844f62ee12d09c0450281624c89e2533bbb621f23dd1b7062a6ee26ae2b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35844f62ee12d09c0450281624c89e2533bbb621f23dd1b7062a6ee26ae2b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35844f62ee12d09c0450281624c89e2533bbb621f23dd1b7062a6ee26ae2b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35844f62ee12d09c0450281624c89e2533bbb621f23dd1b7062a6ee26ae2b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35844f62ee12d09c0450281624c89e2533bbb621f23dd1b7062a6ee26ae2b9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35844f62ee12d09c0450281624c89e2533bbb621f23dd1b7062a6ee26ae2b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c35844f62ee12d09c0450281624c89e2533bbb621f23dd1b7062a6ee26ae2b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70853654340483" calcext:value-type="float">
            <text:p>0.970853654340483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970853654340483" calcext:value-type="float">
            <text:p>0.9708536543404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3c96735b1259b516d88bd87c030608333260e2bef8d68d2daea2b524b8d95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3c96735b1259b516d88bd87c030608333260e2bef8d68d2daea2b524b8d95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3c96735b1259b516d88bd87c030608333260e2bef8d68d2daea2b524b8d9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3c96735b1259b516d88bd87c030608333260e2bef8d68d2daea2b524b8d95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3c96735b1259b516d88bd87c030608333260e2bef8d68d2daea2b524b8d9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3c96735b1259b516d88bd87c030608333260e2bef8d68d2daea2b524b8d958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3c96735b1259b516d88bd87c030608333260e2bef8d68d2daea2b524b8d9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3c96735b1259b516d88bd87c030608333260e2bef8d68d2daea2b524b8d9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3c96735b1259b516d88bd87c030608333260e2bef8d68d2daea2b524b8d9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3c96735b1259b516d88bd87c030608333260e2bef8d68d2daea2b524b8d9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3c96735b1259b516d88bd87c030608333260e2bef8d68d2daea2b524b8d9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3c96735b1259b516d88bd87c030608333260e2bef8d68d2daea2b524b8d9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3c96735b1259b516d88bd87c030608333260e2bef8d68d2daea2b524b8d9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3c96735b1259b516d88bd87c030608333260e2bef8d68d2daea2b524b8d9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3c96735b1259b516d88bd87c030608333260e2bef8d68d2daea2b524b8d9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n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3c96735b1259b516d88bd87c030608333260e2bef8d68d2daea2b524b8d95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36089767144974" calcext:value-type="float">
            <text:p>0.936089767144974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936089767144974" calcext:value-type="float">
            <text:p>0.9360897671449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43" meta:object-count="0"/>
    <meta:generator>LibreOffice/6.0.3.2$Linux_X86_64 LibreOffice_project/00m0$Build-2</meta:generator>
  </office:meta>
</office:document-meta>
</file>